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1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b40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ab4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e0e0e0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1" table:default-cell-style-name="ce5"/>
        <table:table-column table:style-name="co1" table:number-columns-repeated="2" table:default-cell-style-name="Default"/>
        <table:table-row table:style-name="ro1">
          <table:table-cell table:number-columns-repeated="28"/>
        </table:table-row>
        <table:table-row table:style-name="ro2">
          <table:table-cell/>
          <table:table-cell table:style-name="ce1" office:value-type="string" calcext:value-type="string">
            <text:p>Nivele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Tamaño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5"/>
        </table:table-row>
        <table:table-row table:style-name="ro3">
          <table:table-cell table:number-columns-repeated="5"/>
          <table:table-cell table:style-name="ce6" office:value-type="string" calcext:value-type="string" table:number-columns-spanned="21" table:number-rows-spanned="1">
            <text:p>px y pz tienen la misma fórmula</text:p>
          </table:table-cell>
          <table:covered-table-cell table:number-columns-repeated="20"/>
          <table:table-cell table:number-columns-repeated="2"/>
        </table:table-row>
        <table:table-row table:style-name="ro4">
          <table:table-cell table:number-columns-repeated="4"/>
          <table:table-cell table:style-name="ce3" office:value-type="string" calcext:value-type="string">
            <text:p>Y <text:s/>-- <text:s/>X,Z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py</text:p>
          </table:table-cell>
        </table:table-row>
        <table:table-row table:style-name="ro1">
          <table:table-cell table:number-columns-repeated="4"/>
          <table:table-cell table:style-name="ce4" table:formula="of:=IF(ROW([.D6])-6&lt;niveles;ROW([.D6])-6;&quot;&quot;)" office:value-type="float" office:value="0" calcext:value-type="float">
            <text:p>0</text:p>
          </table:table-cell>
          <table:table-cell table:style-name="ce7" table:formula="of:=IF(ISNUMBER([.$E6]); IF([.F$5]&lt;niveles-[.$E6]; [.F$5]*tamanno-(niveles-[.$E6]-1)*tamanno/2;&quot;-&quot;);&quot;-&quot;)" office:value-type="float" office:value="-135" calcext:value-type="float">
            <text:p>-135</text:p>
          </table:table-cell>
          <table:table-cell table:style-name="ce7" table:formula="of:=IF(ISNUMBER([.$E6]); IF([.G$5]&lt;niveles-[.$E6]; [.G$5]*tamanno-(niveles-[.$E6]-1)*tamanno/2;&quot;-&quot;);&quot;-&quot;)" office:value-type="float" office:value="-105" calcext:value-type="float">
            <text:p>-105</text:p>
          </table:table-cell>
          <table:table-cell table:style-name="ce7" table:formula="of:=IF(ISNUMBER([.$E6]); IF([.H$5]&lt;niveles-[.$E6]; [.H$5]*tamanno-(niveles-[.$E6]-1)*tamanno/2;&quot;-&quot;);&quot;-&quot;)" office:value-type="float" office:value="-75" calcext:value-type="float">
            <text:p>-75</text:p>
          </table:table-cell>
          <table:table-cell table:style-name="ce8" table:formula="of:=IF(ISNUMBER([.$E6]); IF([.I$5]&lt;niveles-[.$E6]; [.I$5]*tamanno-(niveles-[.$E6]-1)*tamanno/2;&quot;-&quot;);&quot;-&quot;)" office:value-type="float" office:value="-45" calcext:value-type="float">
            <text:p>-45</text:p>
          </table:table-cell>
          <table:table-cell table:style-name="ce8" table:formula="of:=IF(ISNUMBER([.$E6]); IF([.J$5]&lt;niveles-[.$E6]; [.J$5]*tamanno-(niveles-[.$E6]-1)*tamanno/2;&quot;-&quot;);&quot;-&quot;)" office:value-type="float" office:value="-15" calcext:value-type="float">
            <text:p>-15</text:p>
          </table:table-cell>
          <table:table-cell table:style-name="ce8" table:formula="of:=IF(ISNUMBER([.$E6]); IF([.K$5]&lt;niveles-[.$E6]; [.K$5]*tamanno-(niveles-[.$E6]-1)*tamanno/2;&quot;-&quot;);&quot;-&quot;)" office:value-type="float" office:value="15" calcext:value-type="float">
            <text:p>15</text:p>
          </table:table-cell>
          <table:table-cell table:style-name="ce8" table:formula="of:=IF(ISNUMBER([.$E6]); IF([.L$5]&lt;niveles-[.$E6]; [.L$5]*tamanno-(niveles-[.$E6]-1)*tamanno/2;&quot;-&quot;);&quot;-&quot;)" office:value-type="float" office:value="45" calcext:value-type="float">
            <text:p>45</text:p>
          </table:table-cell>
          <table:table-cell table:style-name="ce8" table:formula="of:=IF(ISNUMBER([.$E6]); IF([.M$5]&lt;niveles-[.$E6]; [.M$5]*tamanno-(niveles-[.$E6]-1)*tamanno/2;&quot;-&quot;);&quot;-&quot;)" office:value-type="float" office:value="75" calcext:value-type="float">
            <text:p>75</text:p>
          </table:table-cell>
          <table:table-cell table:style-name="ce8" table:formula="of:=IF(ISNUMBER([.$E6]); IF([.N$5]&lt;niveles-[.$E6]; [.N$5]*tamanno-(niveles-[.$E6]-1)*tamanno/2;&quot;-&quot;);&quot;-&quot;)" office:value-type="float" office:value="105" calcext:value-type="float">
            <text:p>105</text:p>
          </table:table-cell>
          <table:table-cell table:style-name="ce8" table:formula="of:=IF(ISNUMBER([.$E6]); IF([.O$5]&lt;niveles-[.$E6]; [.O$5]*tamanno-(niveles-[.$E6]-1)*tamanno/2;&quot;-&quot;);&quot;-&quot;)" office:value-type="float" office:value="135" calcext:value-type="float">
            <text:p>135</text:p>
          </table:table-cell>
          <table:table-cell table:style-name="ce8" table:formula="of:=IF(ISNUMBER([.$E6]); IF([.P$5]&lt;niveles-[.$E6]; [.P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Q$5]&lt;niveles-[.$E6]; [.Q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R$5]&lt;niveles-[.$E6]; [.R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S$5]&lt;niveles-[.$E6]; [.S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T$5]&lt;niveles-[.$E6]; [.T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U$5]&lt;niveles-[.$E6]; [.U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V$5]&lt;niveles-[.$E6]; [.V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W$5]&lt;niveles-[.$E6]; [.W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X$5]&lt;niveles-[.$E6]; [.X$5]*tamanno-(niveles-[.$E6]-1)*tamanno/2;&quot;-&quot;);&quot;-&quot;)" office:value-type="string" office:string-value="-" calcext:value-type="string">
            <text:p>-</text:p>
          </table:table-cell>
          <table:table-cell table:style-name="ce8" table:formula="of:=IF(ISNUMBER([.$E6]); IF([.Y$5]&lt;niveles-[.$E6]; [.Y$5]*tamanno-(niveles-[.$E6]-1)*tamanno/2;&quot;-&quot;);&quot;-&quot;)" office:value-type="string" office:string-value="-" calcext:value-type="string">
            <text:p>-</text:p>
          </table:table-cell>
          <table:table-cell table:style-name="ce7" table:formula="of:=IF(ISNUMBER([.$E6]); IF([.Z$5]&lt;niveles-[.$E6]; [.Z$5]*tamanno-(niveles-[.$E6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6]-1)*tamanno" office:value-type="float" office:value="270" calcext:value-type="float">
            <text:p>270</text:p>
          </table:table-cell>
        </table:table-row>
        <table:table-row table:style-name="ro1">
          <table:table-cell table:number-columns-repeated="4"/>
          <table:table-cell table:style-name="ce4" table:formula="of:=IF(ROW([.D7])-6&lt;niveles;ROW([.D7])-6;&quot;&quot;)" office:value-type="float" office:value="1" calcext:value-type="float">
            <text:p>1</text:p>
          </table:table-cell>
          <table:table-cell table:style-name="ce7" table:formula="of:=IF(ISNUMBER([.$E7]); IF([.F$5]&lt;niveles-[.$E7]; [.F$5]*tamanno-(niveles-[.$E7]-1)*tamanno/2;&quot;-&quot;);&quot;-&quot;)" office:value-type="float" office:value="-120" calcext:value-type="float">
            <text:p>-120</text:p>
          </table:table-cell>
          <table:table-cell table:style-name="ce7" table:formula="of:=IF(ISNUMBER([.$E7]); IF([.G$5]&lt;niveles-[.$E7]; [.G$5]*tamanno-(niveles-[.$E7]-1)*tamanno/2;&quot;-&quot;);&quot;-&quot;)" office:value-type="float" office:value="-90" calcext:value-type="float">
            <text:p>-90</text:p>
          </table:table-cell>
          <table:table-cell table:style-name="ce7" table:formula="of:=IF(ISNUMBER([.$E7]); IF([.H$5]&lt;niveles-[.$E7]; [.H$5]*tamanno-(niveles-[.$E7]-1)*tamanno/2;&quot;-&quot;);&quot;-&quot;)" office:value-type="float" office:value="-60" calcext:value-type="float">
            <text:p>-60</text:p>
          </table:table-cell>
          <table:table-cell table:style-name="ce7" table:formula="of:=IF(ISNUMBER([.$E7]); IF([.I$5]&lt;niveles-[.$E7]; [.I$5]*tamanno-(niveles-[.$E7]-1)*tamanno/2;&quot;-&quot;);&quot;-&quot;)" office:value-type="float" office:value="-30" calcext:value-type="float">
            <text:p>-30</text:p>
          </table:table-cell>
          <table:table-cell table:style-name="ce7" table:formula="of:=IF(ISNUMBER([.$E7]); IF([.J$5]&lt;niveles-[.$E7]; [.J$5]*tamanno-(niveles-[.$E7]-1)*tamanno/2;&quot;-&quot;);&quot;-&quot;)" office:value-type="float" office:value="0" calcext:value-type="float">
            <text:p>0</text:p>
          </table:table-cell>
          <table:table-cell table:style-name="ce7" table:formula="of:=IF(ISNUMBER([.$E7]); IF([.K$5]&lt;niveles-[.$E7]; [.K$5]*tamanno-(niveles-[.$E7]-1)*tamanno/2;&quot;-&quot;);&quot;-&quot;)" office:value-type="float" office:value="30" calcext:value-type="float">
            <text:p>30</text:p>
          </table:table-cell>
          <table:table-cell table:style-name="ce7" table:formula="of:=IF(ISNUMBER([.$E7]); IF([.L$5]&lt;niveles-[.$E7]; [.L$5]*tamanno-(niveles-[.$E7]-1)*tamanno/2;&quot;-&quot;);&quot;-&quot;)" office:value-type="float" office:value="60" calcext:value-type="float">
            <text:p>60</text:p>
          </table:table-cell>
          <table:table-cell table:style-name="ce7" table:formula="of:=IF(ISNUMBER([.$E7]); IF([.M$5]&lt;niveles-[.$E7]; [.M$5]*tamanno-(niveles-[.$E7]-1)*tamanno/2;&quot;-&quot;);&quot;-&quot;)" office:value-type="float" office:value="90" calcext:value-type="float">
            <text:p>90</text:p>
          </table:table-cell>
          <table:table-cell table:style-name="ce7" table:formula="of:=IF(ISNUMBER([.$E7]); IF([.N$5]&lt;niveles-[.$E7]; [.N$5]*tamanno-(niveles-[.$E7]-1)*tamanno/2;&quot;-&quot;);&quot;-&quot;)" office:value-type="float" office:value="120" calcext:value-type="float">
            <text:p>120</text:p>
          </table:table-cell>
          <table:table-cell table:style-name="ce7" table:formula="of:=IF(ISNUMBER([.$E7]); IF([.O$5]&lt;niveles-[.$E7]; [.O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P$5]&lt;niveles-[.$E7]; [.P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Q$5]&lt;niveles-[.$E7]; [.Q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R$5]&lt;niveles-[.$E7]; [.R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S$5]&lt;niveles-[.$E7]; [.S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T$5]&lt;niveles-[.$E7]; [.T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U$5]&lt;niveles-[.$E7]; [.U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V$5]&lt;niveles-[.$E7]; [.V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W$5]&lt;niveles-[.$E7]; [.W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X$5]&lt;niveles-[.$E7]; [.X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Y$5]&lt;niveles-[.$E7]; [.Y$5]*tamanno-(niveles-[.$E7]-1)*tamanno/2;&quot;-&quot;);&quot;-&quot;)" office:value-type="string" office:string-value="-" calcext:value-type="string">
            <text:p>-</text:p>
          </table:table-cell>
          <table:table-cell table:style-name="ce7" table:formula="of:=IF(ISNUMBER([.$E7]); IF([.Z$5]&lt;niveles-[.$E7]; [.Z$5]*tamanno-(niveles-[.$E7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7]-1)*tamanno" office:value-type="float" office:value="240" calcext:value-type="float">
            <text:p>240</text:p>
          </table:table-cell>
        </table:table-row>
        <table:table-row table:style-name="ro1">
          <table:table-cell table:number-columns-repeated="4"/>
          <table:table-cell table:style-name="ce4" table:formula="of:=IF(ROW([.D8])-6&lt;niveles;ROW([.D8])-6;&quot;&quot;)" office:value-type="float" office:value="2" calcext:value-type="float">
            <text:p>2</text:p>
          </table:table-cell>
          <table:table-cell table:style-name="ce7" table:formula="of:=IF(ISNUMBER([.$E8]); IF([.F$5]&lt;niveles-[.$E8]; [.F$5]*tamanno-(niveles-[.$E8]-1)*tamanno/2;&quot;-&quot;);&quot;-&quot;)" office:value-type="float" office:value="-105" calcext:value-type="float">
            <text:p>-105</text:p>
          </table:table-cell>
          <table:table-cell table:style-name="ce7" table:formula="of:=IF(ISNUMBER([.$E8]); IF([.G$5]&lt;niveles-[.$E8]; [.G$5]*tamanno-(niveles-[.$E8]-1)*tamanno/2;&quot;-&quot;);&quot;-&quot;)" office:value-type="float" office:value="-75" calcext:value-type="float">
            <text:p>-75</text:p>
          </table:table-cell>
          <table:table-cell table:style-name="ce7" table:formula="of:=IF(ISNUMBER([.$E8]); IF([.H$5]&lt;niveles-[.$E8]; [.H$5]*tamanno-(niveles-[.$E8]-1)*tamanno/2;&quot;-&quot;);&quot;-&quot;)" office:value-type="float" office:value="-45" calcext:value-type="float">
            <text:p>-45</text:p>
          </table:table-cell>
          <table:table-cell table:style-name="ce7" table:formula="of:=IF(ISNUMBER([.$E8]); IF([.I$5]&lt;niveles-[.$E8]; [.I$5]*tamanno-(niveles-[.$E8]-1)*tamanno/2;&quot;-&quot;);&quot;-&quot;)" office:value-type="float" office:value="-15" calcext:value-type="float">
            <text:p>-15</text:p>
          </table:table-cell>
          <table:table-cell table:style-name="ce7" table:formula="of:=IF(ISNUMBER([.$E8]); IF([.J$5]&lt;niveles-[.$E8]; [.J$5]*tamanno-(niveles-[.$E8]-1)*tamanno/2;&quot;-&quot;);&quot;-&quot;)" office:value-type="float" office:value="15" calcext:value-type="float">
            <text:p>15</text:p>
          </table:table-cell>
          <table:table-cell table:style-name="ce7" table:formula="of:=IF(ISNUMBER([.$E8]); IF([.K$5]&lt;niveles-[.$E8]; [.K$5]*tamanno-(niveles-[.$E8]-1)*tamanno/2;&quot;-&quot;);&quot;-&quot;)" office:value-type="float" office:value="45" calcext:value-type="float">
            <text:p>45</text:p>
          </table:table-cell>
          <table:table-cell table:style-name="ce7" table:formula="of:=IF(ISNUMBER([.$E8]); IF([.L$5]&lt;niveles-[.$E8]; [.L$5]*tamanno-(niveles-[.$E8]-1)*tamanno/2;&quot;-&quot;);&quot;-&quot;)" office:value-type="float" office:value="75" calcext:value-type="float">
            <text:p>75</text:p>
          </table:table-cell>
          <table:table-cell table:style-name="ce7" table:formula="of:=IF(ISNUMBER([.$E8]); IF([.M$5]&lt;niveles-[.$E8]; [.M$5]*tamanno-(niveles-[.$E8]-1)*tamanno/2;&quot;-&quot;);&quot;-&quot;)" office:value-type="float" office:value="105" calcext:value-type="float">
            <text:p>105</text:p>
          </table:table-cell>
          <table:table-cell table:style-name="ce7" table:formula="of:=IF(ISNUMBER([.$E8]); IF([.N$5]&lt;niveles-[.$E8]; [.N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O$5]&lt;niveles-[.$E8]; [.O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P$5]&lt;niveles-[.$E8]; [.P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Q$5]&lt;niveles-[.$E8]; [.Q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R$5]&lt;niveles-[.$E8]; [.R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S$5]&lt;niveles-[.$E8]; [.S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T$5]&lt;niveles-[.$E8]; [.T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U$5]&lt;niveles-[.$E8]; [.U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V$5]&lt;niveles-[.$E8]; [.V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W$5]&lt;niveles-[.$E8]; [.W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X$5]&lt;niveles-[.$E8]; [.X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Y$5]&lt;niveles-[.$E8]; [.Y$5]*tamanno-(niveles-[.$E8]-1)*tamanno/2;&quot;-&quot;);&quot;-&quot;)" office:value-type="string" office:string-value="-" calcext:value-type="string">
            <text:p>-</text:p>
          </table:table-cell>
          <table:table-cell table:style-name="ce7" table:formula="of:=IF(ISNUMBER([.$E8]); IF([.Z$5]&lt;niveles-[.$E8]; [.Z$5]*tamanno-(niveles-[.$E8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8]-1)*tamanno" office:value-type="float" office:value="210" calcext:value-type="float">
            <text:p>210</text:p>
          </table:table-cell>
        </table:table-row>
        <table:table-row table:style-name="ro1">
          <table:table-cell table:number-columns-repeated="4"/>
          <table:table-cell table:style-name="ce4" table:formula="of:=IF(ROW([.D9])-6&lt;niveles;ROW([.D9])-6;&quot;&quot;)" office:value-type="float" office:value="3" calcext:value-type="float">
            <text:p>3</text:p>
          </table:table-cell>
          <table:table-cell table:style-name="ce7" table:formula="of:=IF(ISNUMBER([.$E9]); IF([.F$5]&lt;niveles-[.$E9]; [.F$5]*tamanno-(niveles-[.$E9]-1)*tamanno/2;&quot;-&quot;);&quot;-&quot;)" office:value-type="float" office:value="-90" calcext:value-type="float">
            <text:p>-90</text:p>
          </table:table-cell>
          <table:table-cell table:style-name="ce7" table:formula="of:=IF(ISNUMBER([.$E9]); IF([.G$5]&lt;niveles-[.$E9]; [.G$5]*tamanno-(niveles-[.$E9]-1)*tamanno/2;&quot;-&quot;);&quot;-&quot;)" office:value-type="float" office:value="-60" calcext:value-type="float">
            <text:p>-60</text:p>
          </table:table-cell>
          <table:table-cell table:style-name="ce7" table:formula="of:=IF(ISNUMBER([.$E9]); IF([.H$5]&lt;niveles-[.$E9]; [.H$5]*tamanno-(niveles-[.$E9]-1)*tamanno/2;&quot;-&quot;);&quot;-&quot;)" office:value-type="float" office:value="-30" calcext:value-type="float">
            <text:p>-30</text:p>
          </table:table-cell>
          <table:table-cell table:style-name="ce7" table:formula="of:=IF(ISNUMBER([.$E9]); IF([.I$5]&lt;niveles-[.$E9]; [.I$5]*tamanno-(niveles-[.$E9]-1)*tamanno/2;&quot;-&quot;);&quot;-&quot;)" office:value-type="float" office:value="0" calcext:value-type="float">
            <text:p>0</text:p>
          </table:table-cell>
          <table:table-cell table:style-name="ce7" table:formula="of:=IF(ISNUMBER([.$E9]); IF([.J$5]&lt;niveles-[.$E9]; [.J$5]*tamanno-(niveles-[.$E9]-1)*tamanno/2;&quot;-&quot;);&quot;-&quot;)" office:value-type="float" office:value="30" calcext:value-type="float">
            <text:p>30</text:p>
          </table:table-cell>
          <table:table-cell table:style-name="ce7" table:formula="of:=IF(ISNUMBER([.$E9]); IF([.K$5]&lt;niveles-[.$E9]; [.K$5]*tamanno-(niveles-[.$E9]-1)*tamanno/2;&quot;-&quot;);&quot;-&quot;)" office:value-type="float" office:value="60" calcext:value-type="float">
            <text:p>60</text:p>
          </table:table-cell>
          <table:table-cell table:style-name="ce7" table:formula="of:=IF(ISNUMBER([.$E9]); IF([.L$5]&lt;niveles-[.$E9]; [.L$5]*tamanno-(niveles-[.$E9]-1)*tamanno/2;&quot;-&quot;);&quot;-&quot;)" office:value-type="float" office:value="90" calcext:value-type="float">
            <text:p>90</text:p>
          </table:table-cell>
          <table:table-cell table:style-name="ce7" table:formula="of:=IF(ISNUMBER([.$E9]); IF([.M$5]&lt;niveles-[.$E9]; [.M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N$5]&lt;niveles-[.$E9]; [.N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O$5]&lt;niveles-[.$E9]; [.O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P$5]&lt;niveles-[.$E9]; [.P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Q$5]&lt;niveles-[.$E9]; [.Q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R$5]&lt;niveles-[.$E9]; [.R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S$5]&lt;niveles-[.$E9]; [.S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T$5]&lt;niveles-[.$E9]; [.T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U$5]&lt;niveles-[.$E9]; [.U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V$5]&lt;niveles-[.$E9]; [.V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W$5]&lt;niveles-[.$E9]; [.W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X$5]&lt;niveles-[.$E9]; [.X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Y$5]&lt;niveles-[.$E9]; [.Y$5]*tamanno-(niveles-[.$E9]-1)*tamanno/2;&quot;-&quot;);&quot;-&quot;)" office:value-type="string" office:string-value="-" calcext:value-type="string">
            <text:p>-</text:p>
          </table:table-cell>
          <table:table-cell table:style-name="ce7" table:formula="of:=IF(ISNUMBER([.$E9]); IF([.Z$5]&lt;niveles-[.$E9]; [.Z$5]*tamanno-(niveles-[.$E9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9]-1)*tamanno" office:value-type="float" office:value="180" calcext:value-type="float">
            <text:p>180</text:p>
          </table:table-cell>
        </table:table-row>
        <table:table-row table:style-name="ro1">
          <table:table-cell table:number-columns-repeated="4"/>
          <table:table-cell table:style-name="ce4" table:formula="of:=IF(ROW([.D10])-6&lt;niveles;ROW([.D10])-6;&quot;&quot;)" office:value-type="float" office:value="4" calcext:value-type="float">
            <text:p>4</text:p>
          </table:table-cell>
          <table:table-cell table:style-name="ce7" table:formula="of:=IF(ISNUMBER([.$E10]); IF([.F$5]&lt;niveles-[.$E10]; [.F$5]*tamanno-(niveles-[.$E10]-1)*tamanno/2;&quot;-&quot;);&quot;-&quot;)" office:value-type="float" office:value="-75" calcext:value-type="float">
            <text:p>-75</text:p>
          </table:table-cell>
          <table:table-cell table:style-name="ce7" table:formula="of:=IF(ISNUMBER([.$E10]); IF([.G$5]&lt;niveles-[.$E10]; [.G$5]*tamanno-(niveles-[.$E10]-1)*tamanno/2;&quot;-&quot;);&quot;-&quot;)" office:value-type="float" office:value="-45" calcext:value-type="float">
            <text:p>-45</text:p>
          </table:table-cell>
          <table:table-cell table:style-name="ce7" table:formula="of:=IF(ISNUMBER([.$E10]); IF([.H$5]&lt;niveles-[.$E10]; [.H$5]*tamanno-(niveles-[.$E10]-1)*tamanno/2;&quot;-&quot;);&quot;-&quot;)" office:value-type="float" office:value="-15" calcext:value-type="float">
            <text:p>-15</text:p>
          </table:table-cell>
          <table:table-cell table:style-name="ce7" table:formula="of:=IF(ISNUMBER([.$E10]); IF([.I$5]&lt;niveles-[.$E10]; [.I$5]*tamanno-(niveles-[.$E10]-1)*tamanno/2;&quot;-&quot;);&quot;-&quot;)" office:value-type="float" office:value="15" calcext:value-type="float">
            <text:p>15</text:p>
          </table:table-cell>
          <table:table-cell table:style-name="ce7" table:formula="of:=IF(ISNUMBER([.$E10]); IF([.J$5]&lt;niveles-[.$E10]; [.J$5]*tamanno-(niveles-[.$E10]-1)*tamanno/2;&quot;-&quot;);&quot;-&quot;)" office:value-type="float" office:value="45" calcext:value-type="float">
            <text:p>45</text:p>
          </table:table-cell>
          <table:table-cell table:style-name="ce7" table:formula="of:=IF(ISNUMBER([.$E10]); IF([.K$5]&lt;niveles-[.$E10]; [.K$5]*tamanno-(niveles-[.$E10]-1)*tamanno/2;&quot;-&quot;);&quot;-&quot;)" office:value-type="float" office:value="75" calcext:value-type="float">
            <text:p>75</text:p>
          </table:table-cell>
          <table:table-cell table:style-name="ce7" table:formula="of:=IF(ISNUMBER([.$E10]); IF([.L$5]&lt;niveles-[.$E10]; [.L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M$5]&lt;niveles-[.$E10]; [.M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N$5]&lt;niveles-[.$E10]; [.N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O$5]&lt;niveles-[.$E10]; [.O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P$5]&lt;niveles-[.$E10]; [.P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Q$5]&lt;niveles-[.$E10]; [.Q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R$5]&lt;niveles-[.$E10]; [.R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S$5]&lt;niveles-[.$E10]; [.S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T$5]&lt;niveles-[.$E10]; [.T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U$5]&lt;niveles-[.$E10]; [.U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V$5]&lt;niveles-[.$E10]; [.V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W$5]&lt;niveles-[.$E10]; [.W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X$5]&lt;niveles-[.$E10]; [.X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Y$5]&lt;niveles-[.$E10]; [.Y$5]*tamanno-(niveles-[.$E10]-1)*tamanno/2;&quot;-&quot;);&quot;-&quot;)" office:value-type="string" office:string-value="-" calcext:value-type="string">
            <text:p>-</text:p>
          </table:table-cell>
          <table:table-cell table:style-name="ce7" table:formula="of:=IF(ISNUMBER([.$E10]); IF([.Z$5]&lt;niveles-[.$E10]; [.Z$5]*tamanno-(niveles-[.$E10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0]-1)*tamanno"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  <table:table-cell table:style-name="ce4" table:formula="of:=IF(ROW([.D11])-6&lt;niveles;ROW([.D11])-6;&quot;&quot;)" office:value-type="float" office:value="5" calcext:value-type="float">
            <text:p>5</text:p>
          </table:table-cell>
          <table:table-cell table:style-name="ce7" table:formula="of:=IF(ISNUMBER([.$E11]); IF([.F$5]&lt;niveles-[.$E11]; [.F$5]*tamanno-(niveles-[.$E11]-1)*tamanno/2;&quot;-&quot;);&quot;-&quot;)" office:value-type="float" office:value="-60" calcext:value-type="float">
            <text:p>-60</text:p>
          </table:table-cell>
          <table:table-cell table:style-name="ce7" table:formula="of:=IF(ISNUMBER([.$E11]); IF([.G$5]&lt;niveles-[.$E11]; [.G$5]*tamanno-(niveles-[.$E11]-1)*tamanno/2;&quot;-&quot;);&quot;-&quot;)" office:value-type="float" office:value="-30" calcext:value-type="float">
            <text:p>-30</text:p>
          </table:table-cell>
          <table:table-cell table:style-name="ce7" table:formula="of:=IF(ISNUMBER([.$E11]); IF([.H$5]&lt;niveles-[.$E11]; [.H$5]*tamanno-(niveles-[.$E11]-1)*tamanno/2;&quot;-&quot;);&quot;-&quot;)" office:value-type="float" office:value="0" calcext:value-type="float">
            <text:p>0</text:p>
          </table:table-cell>
          <table:table-cell table:style-name="ce7" table:formula="of:=IF(ISNUMBER([.$E11]); IF([.I$5]&lt;niveles-[.$E11]; [.I$5]*tamanno-(niveles-[.$E11]-1)*tamanno/2;&quot;-&quot;);&quot;-&quot;)" office:value-type="float" office:value="30" calcext:value-type="float">
            <text:p>30</text:p>
          </table:table-cell>
          <table:table-cell table:style-name="ce7" table:formula="of:=IF(ISNUMBER([.$E11]); IF([.J$5]&lt;niveles-[.$E11]; [.J$5]*tamanno-(niveles-[.$E11]-1)*tamanno/2;&quot;-&quot;);&quot;-&quot;)" office:value-type="float" office:value="60" calcext:value-type="float">
            <text:p>60</text:p>
          </table:table-cell>
          <table:table-cell table:style-name="ce7" table:formula="of:=IF(ISNUMBER([.$E11]); IF([.K$5]&lt;niveles-[.$E11]; [.K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L$5]&lt;niveles-[.$E11]; [.L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M$5]&lt;niveles-[.$E11]; [.M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N$5]&lt;niveles-[.$E11]; [.N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O$5]&lt;niveles-[.$E11]; [.O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P$5]&lt;niveles-[.$E11]; [.P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Q$5]&lt;niveles-[.$E11]; [.Q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R$5]&lt;niveles-[.$E11]; [.R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S$5]&lt;niveles-[.$E11]; [.S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T$5]&lt;niveles-[.$E11]; [.T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U$5]&lt;niveles-[.$E11]; [.U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V$5]&lt;niveles-[.$E11]; [.V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W$5]&lt;niveles-[.$E11]; [.W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X$5]&lt;niveles-[.$E11]; [.X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Y$5]&lt;niveles-[.$E11]; [.Y$5]*tamanno-(niveles-[.$E11]-1)*tamanno/2;&quot;-&quot;);&quot;-&quot;)" office:value-type="string" office:string-value="-" calcext:value-type="string">
            <text:p>-</text:p>
          </table:table-cell>
          <table:table-cell table:style-name="ce7" table:formula="of:=IF(ISNUMBER([.$E11]); IF([.Z$5]&lt;niveles-[.$E11]; [.Z$5]*tamanno-(niveles-[.$E11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1]-1)*tamanno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table:style-name="ce4" table:formula="of:=IF(ROW([.D12])-6&lt;niveles;ROW([.D12])-6;&quot;&quot;)" office:value-type="float" office:value="6" calcext:value-type="float">
            <text:p>6</text:p>
          </table:table-cell>
          <table:table-cell table:style-name="ce7" table:formula="of:=IF(ISNUMBER([.$E12]); IF([.F$5]&lt;niveles-[.$E12]; [.F$5]*tamanno-(niveles-[.$E12]-1)*tamanno/2;&quot;-&quot;);&quot;-&quot;)" office:value-type="float" office:value="-45" calcext:value-type="float">
            <text:p>-45</text:p>
          </table:table-cell>
          <table:table-cell table:style-name="ce7" table:formula="of:=IF(ISNUMBER([.$E12]); IF([.G$5]&lt;niveles-[.$E12]; [.G$5]*tamanno-(niveles-[.$E12]-1)*tamanno/2;&quot;-&quot;);&quot;-&quot;)" office:value-type="float" office:value="-15" calcext:value-type="float">
            <text:p>-15</text:p>
          </table:table-cell>
          <table:table-cell table:style-name="ce7" table:formula="of:=IF(ISNUMBER([.$E12]); IF([.H$5]&lt;niveles-[.$E12]; [.H$5]*tamanno-(niveles-[.$E12]-1)*tamanno/2;&quot;-&quot;);&quot;-&quot;)" office:value-type="float" office:value="15" calcext:value-type="float">
            <text:p>15</text:p>
          </table:table-cell>
          <table:table-cell table:style-name="ce7" table:formula="of:=IF(ISNUMBER([.$E12]); IF([.I$5]&lt;niveles-[.$E12]; [.I$5]*tamanno-(niveles-[.$E12]-1)*tamanno/2;&quot;-&quot;);&quot;-&quot;)" office:value-type="float" office:value="45" calcext:value-type="float">
            <text:p>45</text:p>
          </table:table-cell>
          <table:table-cell table:style-name="ce7" table:formula="of:=IF(ISNUMBER([.$E12]); IF([.J$5]&lt;niveles-[.$E12]; [.J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K$5]&lt;niveles-[.$E12]; [.K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L$5]&lt;niveles-[.$E12]; [.L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M$5]&lt;niveles-[.$E12]; [.M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N$5]&lt;niveles-[.$E12]; [.N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O$5]&lt;niveles-[.$E12]; [.O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P$5]&lt;niveles-[.$E12]; [.P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Q$5]&lt;niveles-[.$E12]; [.Q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R$5]&lt;niveles-[.$E12]; [.R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S$5]&lt;niveles-[.$E12]; [.S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T$5]&lt;niveles-[.$E12]; [.T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U$5]&lt;niveles-[.$E12]; [.U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V$5]&lt;niveles-[.$E12]; [.V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W$5]&lt;niveles-[.$E12]; [.W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X$5]&lt;niveles-[.$E12]; [.X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Y$5]&lt;niveles-[.$E12]; [.Y$5]*tamanno-(niveles-[.$E12]-1)*tamanno/2;&quot;-&quot;);&quot;-&quot;)" office:value-type="string" office:string-value="-" calcext:value-type="string">
            <text:p>-</text:p>
          </table:table-cell>
          <table:table-cell table:style-name="ce7" table:formula="of:=IF(ISNUMBER([.$E12]); IF([.Z$5]&lt;niveles-[.$E12]; [.Z$5]*tamanno-(niveles-[.$E12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2]-1)*tamanno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4" table:formula="of:=IF(ROW([.D13])-6&lt;niveles;ROW([.D13])-6;&quot;&quot;)" office:value-type="float" office:value="7" calcext:value-type="float">
            <text:p>7</text:p>
          </table:table-cell>
          <table:table-cell table:style-name="ce7" table:formula="of:=IF(ISNUMBER([.$E13]); IF([.F$5]&lt;niveles-[.$E13]; [.F$5]*tamanno-(niveles-[.$E13]-1)*tamanno/2;&quot;-&quot;);&quot;-&quot;)" office:value-type="float" office:value="-30" calcext:value-type="float">
            <text:p>-30</text:p>
          </table:table-cell>
          <table:table-cell table:style-name="ce7" table:formula="of:=IF(ISNUMBER([.$E13]); IF([.G$5]&lt;niveles-[.$E13]; [.G$5]*tamanno-(niveles-[.$E13]-1)*tamanno/2;&quot;-&quot;);&quot;-&quot;)" office:value-type="float" office:value="0" calcext:value-type="float">
            <text:p>0</text:p>
          </table:table-cell>
          <table:table-cell table:style-name="ce7" table:formula="of:=IF(ISNUMBER([.$E13]); IF([.H$5]&lt;niveles-[.$E13]; [.H$5]*tamanno-(niveles-[.$E13]-1)*tamanno/2;&quot;-&quot;);&quot;-&quot;)" office:value-type="float" office:value="30" calcext:value-type="float">
            <text:p>30</text:p>
          </table:table-cell>
          <table:table-cell table:style-name="ce7" table:formula="of:=IF(ISNUMBER([.$E13]); IF([.I$5]&lt;niveles-[.$E13]; [.I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J$5]&lt;niveles-[.$E13]; [.J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K$5]&lt;niveles-[.$E13]; [.K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L$5]&lt;niveles-[.$E13]; [.L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M$5]&lt;niveles-[.$E13]; [.M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N$5]&lt;niveles-[.$E13]; [.N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O$5]&lt;niveles-[.$E13]; [.O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P$5]&lt;niveles-[.$E13]; [.P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Q$5]&lt;niveles-[.$E13]; [.Q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R$5]&lt;niveles-[.$E13]; [.R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S$5]&lt;niveles-[.$E13]; [.S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T$5]&lt;niveles-[.$E13]; [.T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U$5]&lt;niveles-[.$E13]; [.U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V$5]&lt;niveles-[.$E13]; [.V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W$5]&lt;niveles-[.$E13]; [.W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X$5]&lt;niveles-[.$E13]; [.X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Y$5]&lt;niveles-[.$E13]; [.Y$5]*tamanno-(niveles-[.$E13]-1)*tamanno/2;&quot;-&quot;);&quot;-&quot;)" office:value-type="string" office:string-value="-" calcext:value-type="string">
            <text:p>-</text:p>
          </table:table-cell>
          <table:table-cell table:style-name="ce7" table:formula="of:=IF(ISNUMBER([.$E13]); IF([.Z$5]&lt;niveles-[.$E13]; [.Z$5]*tamanno-(niveles-[.$E13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3]-1)*tamanno"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table:style-name="ce4" table:formula="of:=IF(ROW([.D14])-6&lt;niveles;ROW([.D14])-6;&quot;&quot;)" office:value-type="float" office:value="8" calcext:value-type="float">
            <text:p>8</text:p>
          </table:table-cell>
          <table:table-cell table:style-name="ce7" table:formula="of:=IF(ISNUMBER([.$E14]); IF([.F$5]&lt;niveles-[.$E14]; [.F$5]*tamanno-(niveles-[.$E14]-1)*tamanno/2;&quot;-&quot;);&quot;-&quot;)" office:value-type="float" office:value="-15" calcext:value-type="float">
            <text:p>-15</text:p>
          </table:table-cell>
          <table:table-cell table:style-name="ce7" table:formula="of:=IF(ISNUMBER([.$E14]); IF([.G$5]&lt;niveles-[.$E14]; [.G$5]*tamanno-(niveles-[.$E14]-1)*tamanno/2;&quot;-&quot;);&quot;-&quot;)" office:value-type="float" office:value="15" calcext:value-type="float">
            <text:p>15</text:p>
          </table:table-cell>
          <table:table-cell table:style-name="ce7" table:formula="of:=IF(ISNUMBER([.$E14]); IF([.H$5]&lt;niveles-[.$E14]; [.H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I$5]&lt;niveles-[.$E14]; [.I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J$5]&lt;niveles-[.$E14]; [.J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K$5]&lt;niveles-[.$E14]; [.K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L$5]&lt;niveles-[.$E14]; [.L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M$5]&lt;niveles-[.$E14]; [.M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N$5]&lt;niveles-[.$E14]; [.N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O$5]&lt;niveles-[.$E14]; [.O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P$5]&lt;niveles-[.$E14]; [.P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Q$5]&lt;niveles-[.$E14]; [.Q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R$5]&lt;niveles-[.$E14]; [.R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S$5]&lt;niveles-[.$E14]; [.S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T$5]&lt;niveles-[.$E14]; [.T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U$5]&lt;niveles-[.$E14]; [.U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V$5]&lt;niveles-[.$E14]; [.V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W$5]&lt;niveles-[.$E14]; [.W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X$5]&lt;niveles-[.$E14]; [.X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Y$5]&lt;niveles-[.$E14]; [.Y$5]*tamanno-(niveles-[.$E14]-1)*tamanno/2;&quot;-&quot;);&quot;-&quot;)" office:value-type="string" office:string-value="-" calcext:value-type="string">
            <text:p>-</text:p>
          </table:table-cell>
          <table:table-cell table:style-name="ce7" table:formula="of:=IF(ISNUMBER([.$E14]); IF([.Z$5]&lt;niveles-[.$E14]; [.Z$5]*tamanno-(niveles-[.$E14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4]-1)*tamanno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table:style-name="ce4" table:formula="of:=IF(ROW([.D15])-6&lt;niveles;ROW([.D15])-6;&quot;&quot;)" office:value-type="float" office:value="9" calcext:value-type="float">
            <text:p>9</text:p>
          </table:table-cell>
          <table:table-cell table:style-name="ce7" table:formula="of:=IF(ISNUMBER([.$E15]); IF([.F$5]&lt;niveles-[.$E15]; [.F$5]*tamanno-(niveles-[.$E15]-1)*tamanno/2;&quot;-&quot;);&quot;-&quot;)" office:value-type="float" office:value="0" calcext:value-type="float">
            <text:p>0</text:p>
          </table:table-cell>
          <table:table-cell table:style-name="ce7" table:formula="of:=IF(ISNUMBER([.$E15]); IF([.G$5]&lt;niveles-[.$E15]; [.G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H$5]&lt;niveles-[.$E15]; [.H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I$5]&lt;niveles-[.$E15]; [.I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J$5]&lt;niveles-[.$E15]; [.J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K$5]&lt;niveles-[.$E15]; [.K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L$5]&lt;niveles-[.$E15]; [.L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M$5]&lt;niveles-[.$E15]; [.M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N$5]&lt;niveles-[.$E15]; [.N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O$5]&lt;niveles-[.$E15]; [.O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P$5]&lt;niveles-[.$E15]; [.P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Q$5]&lt;niveles-[.$E15]; [.Q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R$5]&lt;niveles-[.$E15]; [.R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S$5]&lt;niveles-[.$E15]; [.S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T$5]&lt;niveles-[.$E15]; [.T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U$5]&lt;niveles-[.$E15]; [.U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V$5]&lt;niveles-[.$E15]; [.V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W$5]&lt;niveles-[.$E15]; [.W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X$5]&lt;niveles-[.$E15]; [.X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Y$5]&lt;niveles-[.$E15]; [.Y$5]*tamanno-(niveles-[.$E15]-1)*tamanno/2;&quot;-&quot;);&quot;-&quot;)" office:value-type="string" office:string-value="-" calcext:value-type="string">
            <text:p>-</text:p>
          </table:table-cell>
          <table:table-cell table:style-name="ce7" table:formula="of:=IF(ISNUMBER([.$E15]); IF([.Z$5]&lt;niveles-[.$E15]; [.Z$5]*tamanno-(niveles-[.$E15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5]-1)*tamanno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IF(ROW([.D16])-6&lt;niveles;ROW([.D16])-6;&quot;&quot;)">
            <text:p/>
          </table:table-cell>
          <table:table-cell table:style-name="ce7" table:formula="of:=IF(ISNUMBER([.$E16]); IF([.F$5]&lt;niveles-[.$E16]; [.F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G$5]&lt;niveles-[.$E16]; [.G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H$5]&lt;niveles-[.$E16]; [.H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I$5]&lt;niveles-[.$E16]; [.I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J$5]&lt;niveles-[.$E16]; [.J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K$5]&lt;niveles-[.$E16]; [.K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L$5]&lt;niveles-[.$E16]; [.L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M$5]&lt;niveles-[.$E16]; [.M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N$5]&lt;niveles-[.$E16]; [.N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O$5]&lt;niveles-[.$E16]; [.O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P$5]&lt;niveles-[.$E16]; [.P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Q$5]&lt;niveles-[.$E16]; [.Q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R$5]&lt;niveles-[.$E16]; [.R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S$5]&lt;niveles-[.$E16]; [.S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T$5]&lt;niveles-[.$E16]; [.T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U$5]&lt;niveles-[.$E16]; [.U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V$5]&lt;niveles-[.$E16]; [.V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W$5]&lt;niveles-[.$E16]; [.W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X$5]&lt;niveles-[.$E16]; [.X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Y$5]&lt;niveles-[.$E16]; [.Y$5]*tamanno-(niveles-[.$E16]-1)*tamanno/2;&quot;-&quot;);&quot;-&quot;)" office:value-type="string" office:string-value="-" calcext:value-type="string">
            <text:p>-</text:p>
          </table:table-cell>
          <table:table-cell table:style-name="ce7" table:formula="of:=IF(ISNUMBER([.$E16]); IF([.Z$5]&lt;niveles-[.$E16]; [.Z$5]*tamanno-(niveles-[.$E16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6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17])-6&lt;niveles;ROW([.D17])-6;&quot;&quot;)">
            <text:p/>
          </table:table-cell>
          <table:table-cell table:style-name="ce7" table:formula="of:=IF(ISNUMBER([.$E17]); IF([.F$5]&lt;niveles-[.$E17]; [.F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G$5]&lt;niveles-[.$E17]; [.G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H$5]&lt;niveles-[.$E17]; [.H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I$5]&lt;niveles-[.$E17]; [.I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J$5]&lt;niveles-[.$E17]; [.J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K$5]&lt;niveles-[.$E17]; [.K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L$5]&lt;niveles-[.$E17]; [.L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M$5]&lt;niveles-[.$E17]; [.M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N$5]&lt;niveles-[.$E17]; [.N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O$5]&lt;niveles-[.$E17]; [.O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P$5]&lt;niveles-[.$E17]; [.P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Q$5]&lt;niveles-[.$E17]; [.Q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R$5]&lt;niveles-[.$E17]; [.R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S$5]&lt;niveles-[.$E17]; [.S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T$5]&lt;niveles-[.$E17]; [.T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U$5]&lt;niveles-[.$E17]; [.U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V$5]&lt;niveles-[.$E17]; [.V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W$5]&lt;niveles-[.$E17]; [.W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X$5]&lt;niveles-[.$E17]; [.X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Y$5]&lt;niveles-[.$E17]; [.Y$5]*tamanno-(niveles-[.$E17]-1)*tamanno/2;&quot;-&quot;);&quot;-&quot;)" office:value-type="string" office:string-value="-" calcext:value-type="string">
            <text:p>-</text:p>
          </table:table-cell>
          <table:table-cell table:style-name="ce7" table:formula="of:=IF(ISNUMBER([.$E17]); IF([.Z$5]&lt;niveles-[.$E17]; [.Z$5]*tamanno-(niveles-[.$E17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7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18])-6&lt;niveles;ROW([.D18])-6;&quot;&quot;)">
            <text:p/>
          </table:table-cell>
          <table:table-cell table:style-name="ce7" table:formula="of:=IF(ISNUMBER([.$E18]); IF([.F$5]&lt;niveles-[.$E18]; [.F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G$5]&lt;niveles-[.$E18]; [.G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H$5]&lt;niveles-[.$E18]; [.H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I$5]&lt;niveles-[.$E18]; [.I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J$5]&lt;niveles-[.$E18]; [.J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K$5]&lt;niveles-[.$E18]; [.K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L$5]&lt;niveles-[.$E18]; [.L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M$5]&lt;niveles-[.$E18]; [.M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N$5]&lt;niveles-[.$E18]; [.N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O$5]&lt;niveles-[.$E18]; [.O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P$5]&lt;niveles-[.$E18]; [.P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Q$5]&lt;niveles-[.$E18]; [.Q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R$5]&lt;niveles-[.$E18]; [.R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S$5]&lt;niveles-[.$E18]; [.S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T$5]&lt;niveles-[.$E18]; [.T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U$5]&lt;niveles-[.$E18]; [.U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V$5]&lt;niveles-[.$E18]; [.V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W$5]&lt;niveles-[.$E18]; [.W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X$5]&lt;niveles-[.$E18]; [.X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Y$5]&lt;niveles-[.$E18]; [.Y$5]*tamanno-(niveles-[.$E18]-1)*tamanno/2;&quot;-&quot;);&quot;-&quot;)" office:value-type="string" office:string-value="-" calcext:value-type="string">
            <text:p>-</text:p>
          </table:table-cell>
          <table:table-cell table:style-name="ce7" table:formula="of:=IF(ISNUMBER([.$E18]); IF([.Z$5]&lt;niveles-[.$E18]; [.Z$5]*tamanno-(niveles-[.$E18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8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19])-6&lt;niveles;ROW([.D19])-6;&quot;&quot;)">
            <text:p/>
          </table:table-cell>
          <table:table-cell table:style-name="ce7" table:formula="of:=IF(ISNUMBER([.$E19]); IF([.F$5]&lt;niveles-[.$E19]; [.F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G$5]&lt;niveles-[.$E19]; [.G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H$5]&lt;niveles-[.$E19]; [.H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I$5]&lt;niveles-[.$E19]; [.I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J$5]&lt;niveles-[.$E19]; [.J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K$5]&lt;niveles-[.$E19]; [.K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L$5]&lt;niveles-[.$E19]; [.L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M$5]&lt;niveles-[.$E19]; [.M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N$5]&lt;niveles-[.$E19]; [.N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O$5]&lt;niveles-[.$E19]; [.O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P$5]&lt;niveles-[.$E19]; [.P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Q$5]&lt;niveles-[.$E19]; [.Q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R$5]&lt;niveles-[.$E19]; [.R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S$5]&lt;niveles-[.$E19]; [.S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T$5]&lt;niveles-[.$E19]; [.T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U$5]&lt;niveles-[.$E19]; [.U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V$5]&lt;niveles-[.$E19]; [.V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W$5]&lt;niveles-[.$E19]; [.W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X$5]&lt;niveles-[.$E19]; [.X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Y$5]&lt;niveles-[.$E19]; [.Y$5]*tamanno-(niveles-[.$E19]-1)*tamanno/2;&quot;-&quot;);&quot;-&quot;)" office:value-type="string" office:string-value="-" calcext:value-type="string">
            <text:p>-</text:p>
          </table:table-cell>
          <table:table-cell table:style-name="ce7" table:formula="of:=IF(ISNUMBER([.$E19]); IF([.Z$5]&lt;niveles-[.$E19]; [.Z$5]*tamanno-(niveles-[.$E19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19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20])-6&lt;niveles;ROW([.D20])-6;&quot;&quot;)">
            <text:p/>
          </table:table-cell>
          <table:table-cell table:style-name="ce7" table:formula="of:=IF(ISNUMBER([.$E20]); IF([.F$5]&lt;niveles-[.$E20]; [.F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G$5]&lt;niveles-[.$E20]; [.G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H$5]&lt;niveles-[.$E20]; [.H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I$5]&lt;niveles-[.$E20]; [.I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J$5]&lt;niveles-[.$E20]; [.J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K$5]&lt;niveles-[.$E20]; [.K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L$5]&lt;niveles-[.$E20]; [.L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M$5]&lt;niveles-[.$E20]; [.M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N$5]&lt;niveles-[.$E20]; [.N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O$5]&lt;niveles-[.$E20]; [.O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P$5]&lt;niveles-[.$E20]; [.P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Q$5]&lt;niveles-[.$E20]; [.Q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R$5]&lt;niveles-[.$E20]; [.R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S$5]&lt;niveles-[.$E20]; [.S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T$5]&lt;niveles-[.$E20]; [.T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U$5]&lt;niveles-[.$E20]; [.U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V$5]&lt;niveles-[.$E20]; [.V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W$5]&lt;niveles-[.$E20]; [.W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X$5]&lt;niveles-[.$E20]; [.X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Y$5]&lt;niveles-[.$E20]; [.Y$5]*tamanno-(niveles-[.$E20]-1)*tamanno/2;&quot;-&quot;);&quot;-&quot;)" office:value-type="string" office:string-value="-" calcext:value-type="string">
            <text:p>-</text:p>
          </table:table-cell>
          <table:table-cell table:style-name="ce7" table:formula="of:=IF(ISNUMBER([.$E20]); IF([.Z$5]&lt;niveles-[.$E20]; [.Z$5]*tamanno-(niveles-[.$E20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20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21])-6&lt;niveles;ROW([.D21])-6;&quot;&quot;)">
            <text:p/>
          </table:table-cell>
          <table:table-cell table:style-name="ce7" table:formula="of:=IF(ISNUMBER([.$E21]); IF([.F$5]&lt;niveles-[.$E21]; [.F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G$5]&lt;niveles-[.$E21]; [.G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H$5]&lt;niveles-[.$E21]; [.H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I$5]&lt;niveles-[.$E21]; [.I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J$5]&lt;niveles-[.$E21]; [.J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K$5]&lt;niveles-[.$E21]; [.K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L$5]&lt;niveles-[.$E21]; [.L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M$5]&lt;niveles-[.$E21]; [.M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N$5]&lt;niveles-[.$E21]; [.N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O$5]&lt;niveles-[.$E21]; [.O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P$5]&lt;niveles-[.$E21]; [.P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Q$5]&lt;niveles-[.$E21]; [.Q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R$5]&lt;niveles-[.$E21]; [.R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S$5]&lt;niveles-[.$E21]; [.S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T$5]&lt;niveles-[.$E21]; [.T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U$5]&lt;niveles-[.$E21]; [.U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V$5]&lt;niveles-[.$E21]; [.V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W$5]&lt;niveles-[.$E21]; [.W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X$5]&lt;niveles-[.$E21]; [.X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Y$5]&lt;niveles-[.$E21]; [.Y$5]*tamanno-(niveles-[.$E21]-1)*tamanno/2;&quot;-&quot;);&quot;-&quot;)" office:value-type="string" office:string-value="-" calcext:value-type="string">
            <text:p>-</text:p>
          </table:table-cell>
          <table:table-cell table:style-name="ce7" table:formula="of:=IF(ISNUMBER([.$E21]); IF([.Z$5]&lt;niveles-[.$E21]; [.Z$5]*tamanno-(niveles-[.$E21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21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22])-6&lt;niveles;ROW([.D22])-6;&quot;&quot;)">
            <text:p/>
          </table:table-cell>
          <table:table-cell table:style-name="ce7" table:formula="of:=IF(ISNUMBER([.$E22]); IF([.F$5]&lt;niveles-[.$E22]; [.F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G$5]&lt;niveles-[.$E22]; [.G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H$5]&lt;niveles-[.$E22]; [.H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I$5]&lt;niveles-[.$E22]; [.I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J$5]&lt;niveles-[.$E22]; [.J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K$5]&lt;niveles-[.$E22]; [.K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L$5]&lt;niveles-[.$E22]; [.L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M$5]&lt;niveles-[.$E22]; [.M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N$5]&lt;niveles-[.$E22]; [.N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O$5]&lt;niveles-[.$E22]; [.O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P$5]&lt;niveles-[.$E22]; [.P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Q$5]&lt;niveles-[.$E22]; [.Q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R$5]&lt;niveles-[.$E22]; [.R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S$5]&lt;niveles-[.$E22]; [.S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T$5]&lt;niveles-[.$E22]; [.T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U$5]&lt;niveles-[.$E22]; [.U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V$5]&lt;niveles-[.$E22]; [.V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W$5]&lt;niveles-[.$E22]; [.W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X$5]&lt;niveles-[.$E22]; [.X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Y$5]&lt;niveles-[.$E22]; [.Y$5]*tamanno-(niveles-[.$E22]-1)*tamanno/2;&quot;-&quot;);&quot;-&quot;)" office:value-type="string" office:string-value="-" calcext:value-type="string">
            <text:p>-</text:p>
          </table:table-cell>
          <table:table-cell table:style-name="ce7" table:formula="of:=IF(ISNUMBER([.$E22]); IF([.Z$5]&lt;niveles-[.$E22]; [.Z$5]*tamanno-(niveles-[.$E22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22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23])-6&lt;niveles;ROW([.D23])-6;&quot;&quot;)">
            <text:p/>
          </table:table-cell>
          <table:table-cell table:style-name="ce7" table:formula="of:=IF(ISNUMBER([.$E23]); IF([.F$5]&lt;niveles-[.$E23]; [.F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G$5]&lt;niveles-[.$E23]; [.G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H$5]&lt;niveles-[.$E23]; [.H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I$5]&lt;niveles-[.$E23]; [.I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J$5]&lt;niveles-[.$E23]; [.J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K$5]&lt;niveles-[.$E23]; [.K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L$5]&lt;niveles-[.$E23]; [.L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M$5]&lt;niveles-[.$E23]; [.M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N$5]&lt;niveles-[.$E23]; [.N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O$5]&lt;niveles-[.$E23]; [.O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P$5]&lt;niveles-[.$E23]; [.P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Q$5]&lt;niveles-[.$E23]; [.Q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R$5]&lt;niveles-[.$E23]; [.R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S$5]&lt;niveles-[.$E23]; [.S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T$5]&lt;niveles-[.$E23]; [.T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U$5]&lt;niveles-[.$E23]; [.U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V$5]&lt;niveles-[.$E23]; [.V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W$5]&lt;niveles-[.$E23]; [.W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X$5]&lt;niveles-[.$E23]; [.X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Y$5]&lt;niveles-[.$E23]; [.Y$5]*tamanno-(niveles-[.$E23]-1)*tamanno/2;&quot;-&quot;);&quot;-&quot;)" office:value-type="string" office:string-value="-" calcext:value-type="string">
            <text:p>-</text:p>
          </table:table-cell>
          <table:table-cell table:style-name="ce7" table:formula="of:=IF(ISNUMBER([.$E23]); IF([.Z$5]&lt;niveles-[.$E23]; [.Z$5]*tamanno-(niveles-[.$E23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23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24])-6&lt;niveles;ROW([.D24])-6;&quot;&quot;)">
            <text:p/>
          </table:table-cell>
          <table:table-cell table:style-name="ce7" table:formula="of:=IF(ISNUMBER([.$E24]); IF([.F$5]&lt;niveles-[.$E24]; [.F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G$5]&lt;niveles-[.$E24]; [.G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H$5]&lt;niveles-[.$E24]; [.H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I$5]&lt;niveles-[.$E24]; [.I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J$5]&lt;niveles-[.$E24]; [.J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K$5]&lt;niveles-[.$E24]; [.K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L$5]&lt;niveles-[.$E24]; [.L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M$5]&lt;niveles-[.$E24]; [.M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N$5]&lt;niveles-[.$E24]; [.N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O$5]&lt;niveles-[.$E24]; [.O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P$5]&lt;niveles-[.$E24]; [.P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Q$5]&lt;niveles-[.$E24]; [.Q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R$5]&lt;niveles-[.$E24]; [.R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S$5]&lt;niveles-[.$E24]; [.S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T$5]&lt;niveles-[.$E24]; [.T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U$5]&lt;niveles-[.$E24]; [.U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V$5]&lt;niveles-[.$E24]; [.V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W$5]&lt;niveles-[.$E24]; [.W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X$5]&lt;niveles-[.$E24]; [.X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Y$5]&lt;niveles-[.$E24]; [.Y$5]*tamanno-(niveles-[.$E24]-1)*tamanno/2;&quot;-&quot;);&quot;-&quot;)" office:value-type="string" office:string-value="-" calcext:value-type="string">
            <text:p>-</text:p>
          </table:table-cell>
          <table:table-cell table:style-name="ce7" table:formula="of:=IF(ISNUMBER([.$E24]); IF([.Z$5]&lt;niveles-[.$E24]; [.Z$5]*tamanno-(niveles-[.$E24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24]-1)*tamanno" office:value-type="string" office:string-value="" calcext:value-type="error">
            <text:p>#¡VALOR!</text:p>
          </table:table-cell>
        </table:table-row>
        <table:table-row table:style-name="ro1">
          <table:table-cell table:number-columns-repeated="4"/>
          <table:table-cell table:style-name="ce4" table:formula="of:=IF(ROW([.D25])-6&lt;niveles;ROW([.D25])-6;&quot;&quot;)">
            <text:p/>
          </table:table-cell>
          <table:table-cell table:style-name="ce7" table:formula="of:=IF(ISNUMBER([.$E25]); IF([.F$5]&lt;niveles-[.$E25]; [.F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G$5]&lt;niveles-[.$E25]; [.G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H$5]&lt;niveles-[.$E25]; [.H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I$5]&lt;niveles-[.$E25]; [.I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J$5]&lt;niveles-[.$E25]; [.J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K$5]&lt;niveles-[.$E25]; [.K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L$5]&lt;niveles-[.$E25]; [.L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M$5]&lt;niveles-[.$E25]; [.M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N$5]&lt;niveles-[.$E25]; [.N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O$5]&lt;niveles-[.$E25]; [.O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P$5]&lt;niveles-[.$E25]; [.P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Q$5]&lt;niveles-[.$E25]; [.Q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R$5]&lt;niveles-[.$E25]; [.R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S$5]&lt;niveles-[.$E25]; [.S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T$5]&lt;niveles-[.$E25]; [.T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U$5]&lt;niveles-[.$E25]; [.U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V$5]&lt;niveles-[.$E25]; [.V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W$5]&lt;niveles-[.$E25]; [.W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X$5]&lt;niveles-[.$E25]; [.X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Y$5]&lt;niveles-[.$E25]; [.Y$5]*tamanno-(niveles-[.$E25]-1)*tamanno/2;&quot;-&quot;);&quot;-&quot;)" office:value-type="string" office:string-value="-" calcext:value-type="string">
            <text:p>-</text:p>
          </table:table-cell>
          <table:table-cell table:style-name="ce7" table:formula="of:=IF(ISNUMBER([.$E25]); IF([.Z$5]&lt;niveles-[.$E25]; [.Z$5]*tamanno-(niveles-[.$E25]-1)*tamanno/2;&quot;-&quot;);&quot;-&quot;)" office:value-type="string" office:string-value="-" calcext:value-type="string">
            <text:p>-</text:p>
          </table:table-cell>
          <table:table-cell/>
          <table:table-cell table:style-name="ce7" table:formula="of:=(niveles-[.$E25]-1)*tamanno" office:value-type="string" office:string-value="" calcext:value-type="error">
            <text:p>#¡VALOR!</text:p>
          </table:table-cell>
        </table:table-row>
        <table:table-row table:style-name="ro1" table:number-rows-repeated="104855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>
        <table:named-range table:name="niveles" table:base-cell-address="$Hoja1.$C$2" table:cell-range-address="$Hoja1.$C$2"/>
        <table:named-range table:name="tamanno" table:base-cell-address="$Hoja1.$C$3" table:cell-range-address="$Hoja1.$C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1:18:33.491082916</meta:creation-date>
    <meta:generator>LibreOffice/24.8.2.1$Linux_X86_64 LibreOffice_project/480$Build-1</meta:generator>
    <dc:date>2024-10-27T11:55:12.477298094</dc:date>
    <meta:editing-duration>PT3M56S</meta:editing-duration>
    <meta:editing-cycles>2</meta:editing-cycles>
    <meta:document-statistic meta:table-count="1" meta:cell-count="488" meta:object-count="0"/>
  </office:meta>
</office:document-meta>
</file>